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10B0000010311A4CDF9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8.813cm" fo:margin-left="-1.842cm" table:align="left" style:shadow="none" style:may-break-between-rows="true" table:border-model="collapsing"/>
    </style:style>
    <style:style style:name="Tableau1.A" style:family="table-column">
      <style:table-column-properties style:column-width="3.598cm"/>
    </style:style>
    <style:style style:name="Tableau1.B" style:family="table-column">
      <style:table-column-properties style:column-width="2.699cm"/>
    </style:style>
    <style:style style:name="Tableau1.C" style:family="table-column">
      <style:table-column-properties style:column-width="2.91cm"/>
    </style:style>
    <style:style style:name="Tableau1.E" style:family="table-column">
      <style:table-column-properties style:column-width="3.81cm"/>
    </style:style>
    <style:style style:name="Tableau1.F" style:family="table-column">
      <style:table-column-properties style:column-width="4.101cm"/>
    </style:style>
    <style:style style:name="Tableau1.G" style:family="table-column">
      <style:table-column-properties style:column-width="4.577cm"/>
    </style:style>
    <style:style style:name="Tableau1.H" style:family="table-column">
      <style:table-column-properties style:column-width="3.51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2" style:family="table-row">
      <style:table-row-properties style:min-row-height="0.826cm" fo:keep-together="always"/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F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G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H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3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H3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fo:font-size="12pt" fo:font-style="normal" style:text-underline-style="none" fo:font-weight="normal" officeooo:rsid="000cf08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1dd4" officeooo:paragraph-rsid="00091d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cb32" officeooo:paragraph-rsid="0009c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b2d0" officeooo:paragraph-rsid="000ab2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3b27" officeooo:paragraph-rsid="000c3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7e6f2" officeooo:paragraph-rsid="0007e6f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91dd4" officeooo:paragraph-rsid="000cf08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style:text-underline-style="none" fo:font-weight="bold" officeooo:rsid="00091dd4" officeooo:paragraph-rsid="000c3b2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ab2d0"/>
    </style:style>
    <style:style style:name="T2" style:family="text">
      <style:text-properties fo:font-weight="bold" officeooo:rsid="000cf08c" style:font-weight-asian="bold" style:font-weight-complex="bold"/>
    </style:style>
    <style:style style:name="T3" style:family="text">
      <style:text-properties officeooo:rsid="000cf08c"/>
    </style:style>
    <style:style style:name="T4" style:family="text">
      <style:text-properties fo:font-style="italic" officeooo:rsid="000cf08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 table:template-name="Simple Grid Rows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2">N° C.M.D.T</text:p>
            </table:table-cell>
            <table:table-cell table:style-name="Tableau1.B1" office:value-type="string">
              <text:p text:style-name="P2">N° FACT</text:p>
            </table:table-cell>
            <table:table-cell table:style-name="Tableau1.B1" office:value-type="string">
              <text:p text:style-name="P2">Date FACT </text:p>
            </table:table-cell>
            <table:table-cell table:style-name="Tableau1.B1" office:value-type="string">
              <text:p text:style-name="P2">Objet</text:p>
            </table:table-cell>
            <table:table-cell table:style-name="Tableau1.B1" office:value-type="string">
              <text:p text:style-name="P2">Fournisseurs</text:p>
            </table:table-cell>
            <table:table-cell table:style-name="Tableau1.B1" office:value-type="string">
              <text:p text:style-name="P2">Mont. FACT</text:p>
            </table:table-cell>
            <table:table-cell table:style-name="Tableau1.B1" office:value-type="string">
              <text:p text:style-name="P2">Arriv. Courrier</text:p>
            </table:table-cell>
            <table:table-cell table:style-name="Tableau1.A1" office:value-type="string">
              <text:p text:style-name="P2">Type FACT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3">{d.<text:span text:style-name="T1">invoice[i].</text:span>num_cmdt}</text:p>
          </table:table-cell>
          <table:table-cell table:style-name="Tableau1.B2" office:value-type="string">
            <text:p text:style-name="P3">{d.<text:span text:style-name="T1">invoice[i].</text:span>num_inv}</text:p>
          </table:table-cell>
          <table:table-cell table:style-name="Tableau1.C2" office:value-type="string">
            <text:p text:style-name="P3">{d.<text:span text:style-name="T1">invoice[i].</text:span>inv_date}</text:p>
          </table:table-cell>
          <table:table-cell table:style-name="Tableau1.D2" office:value-type="string">
            <text:p text:style-name="P4">{d.invoice[i].object}</text:p>
          </table:table-cell>
          <table:table-cell table:style-name="Tableau1.E2" office:value-type="string">
            <text:p text:style-name="P4">{d.invoice[i].supplier}</text:p>
          </table:table-cell>
          <table:table-cell table:style-name="Tableau1.F2" office:value-type="string">
            <text:p text:style-name="P4">{d.invoice[i].amount}</text:p>
          </table:table-cell>
          <table:table-cell table:style-name="Tableau1.G2" office:value-type="string">
            <text:p text:style-name="P4">{d.invoice[i].inv_arr_date}</text:p>
          </table:table-cell>
          <table:table-cell table:style-name="Tableau1.H2" office:value-type="string">
            <text:p text:style-name="P4">{d.invoice[i].type}</text:p>
          </table:table-cell>
        </table:table-row>
        <table:table-row table:style-name="Tableau1.2">
          <table:table-cell table:style-name="Tableau1.A3" office:value-type="string">
            <text:p text:style-name="P5">{d.invoice[i+1].num_cmdt}</text:p>
          </table:table-cell>
          <table:table-cell table:style-name="Tableau1.B3">
            <text:p text:style-name="P3"/>
          </table:table-cell>
          <table:table-cell table:style-name="Tableau1.B3">
            <text:p text:style-name="P3"/>
          </table:table-cell>
          <table:table-cell table:style-name="Tableau1.B3">
            <text:p text:style-name="P4"/>
          </table:table-cell>
          <table:table-cell table:style-name="Tableau1.B3">
            <text:p text:style-name="P4"/>
          </table:table-cell>
          <table:table-cell table:style-name="Tableau1.B3">
            <text:p text:style-name="P4"/>
          </table:table-cell>
          <table:table-cell table:style-name="Tableau1.B3">
            <text:p text:style-name="P4"/>
          </table:table-cell>
          <table:table-cell table:style-name="Tableau1.H3">
            <text:p text:style-name="P4"/>
          </table:table-cell>
        </table:table-row>
      </table:table>
      <text:p text:style-name="P6"/>
      <text:p text:style-name="P7"><text:tab/><text:tab/><text:tab/><text:tab/><text:tab/><text:tab/><text:tab/><text:tab/><text:tab/><text:tab/><text:span text:style-name="T2">TOTAL</text:span><text:span text:style-name="T3"> : </text:span><text:span text:style-name="T4">{d.total_invoice} factures.</text:span></text:p>
      <text:p text:style-name="P7"><text:tab/></text:p>
      <text:p text:style-name="P8"><text:tab/><text:tab/><text:tab/><text:tab/><text:tab/><text:tab/><text:tab/><text:tab/><text:tab/><text:tab/><text:tab/><text:tab/><text:tab/><text:tab/><text:tab/><text:tab/>Le Chef Service Courrier<text:bookmark text:name="FinDuDoc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e6f2" officeooo:paragraph-rsid="0007e6f2"/>
    </style:style>
    <style:style style:name="MP2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7e6f2" officeooo:paragraph-rsid="001878f2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7e6f2" officeooo:paragraph-rsid="001878f2" style:font-size-asian="10.5pt" style:font-style-asian="normal" style:font-weight-asian="normal" style:font-size-complex="12pt" style:font-style-complex="normal" style:font-weight-complex="normal"/>
    </style:style>
    <style:style style:name="MP4" style:family="paragraph" style:parent-style-name="Standard">
      <style:paragraph-properties fo:text-align="center" style:justify-single-word="false"/>
      <style:text-properties officeooo:rsid="0007e6f2" officeooo:paragraph-rsid="001878f2"/>
    </style:style>
    <style:style style:name="MP5" style:family="paragraph" style:parent-style-name="Footer">
      <style:paragraph-properties fo:text-align="start" style:justify-single-word="false"/>
      <style:text-properties officeooo:paragraph-rsid="00125ef0"/>
    </style:style>
    <style:style style:name="M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size="12pt" fo:font-style="normal" style:text-underline-style="none" fo:font-weight="normal" officeooo:rsid="000e04a9" style:font-size-asian="10.5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size="12pt" fo:font-style="normal" style:text-underline-style="none" fo:font-weight="normal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size="12pt" fo:font-style="normal" style:text-underline-style="none" fo:font-weight="normal" officeooo:rsid="00091dd4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MT5" style:family="text">
      <style:text-properties officeooo:rsid="00091dd4"/>
    </style:style>
    <style:style style:name="MT6" style:family="text">
      <style:text-properties officeooo:rsid="001e6bbe"/>
    </style:style>
    <style:style style:name="MT7" style:family="text">
      <style:text-properties officeooo:rsid="00125ef0"/>
    </style:style>
    <style:style style:name="MT8" style:family="text">
      <style:text-properties officeooo:rsid="0015897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1.0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13"/>C.M.D.T<draw:frame draw:style-name="Mfr1" draw:name="Image1 Copie 1 Copie 1 Copie 1" text:anchor-type="char" svg:x="20.518cm" svg:y="-1.577cm" svg:width="4.796cm" svg:height="3.071cm" draw:z-index="0"><draw:image xlink:href="Pictures/100000010000010B0000010311A4CDF9.png" xlink:type="simple" xlink:show="embed" xlink:actuate="onLoad" draw:mime-type="image/png"/></draw:frame><text:line-break/>SECRÉTARIAT GÉNÉRAL</text:p>
        <text:p text:style-name="MP1"><text:s text:c="3"/>SERVICE COURRIER</text:p>
        <text:p text:style-name="MP1"/>
        <text:p text:style-name="MP2">ÉTAT PERIODIQUE DES FACTURES REÇUES AU COURRIER</text:p>
        <text:p text:style-name="MP3"/>
        <text:p text:style-name="MP4"><text:span text:style-name="MT1">L</text:span><text:span text:style-name="MT2">iste des factures reçues le</text:span><text:span text:style-name="MT1"> : </text:span><text:span text:style-name="MT3">{d.</text:span><text:span text:style-name="MT4">timeserie</text:span><text:span text:style-name="MT3">_day}</text:span></text:p>
      </style:header>
      <style:footer>
        <text:p text:style-name="MP5"><text:span text:style-name="MT5">Bamako le {d.generate_at} <text:s text:c="2"/><text:tab/> <text:s text:c="69"/></text:span><text:span text:style-name="MT6">{d.generate_time}</text:span><text:span text:style-name="MT5"><text:tab/><text:tab/><text:tab/><text:tab/><text:tab/><text:tab/></text:span><text:span text:style-name="MT7">Page </text:span><text:bookmark-start text:name="PageNumWizard_FOOTER_Style de page par défaut1 Copie 3"/><text:page-number text:select-page="current">1</text:page-number><text:s/><text:span text:style-name="MT7">su</text:span><text:span text:style-name="MT8">r</text:span><text:bookmark-end text:name="PageNumWizard_FOOTER_Style de page par défaut1 Copie 3"/><text:span text:style-name="MT8"> </text:span><text:span text:style-name="MT8"><text:bookmark-ref text:reference-format="page" text:ref-name="FinDuDoc">1</text:bookmark-ref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1:00:05.875637500</meta:creation-date>
    <dc:date>2025-12-18T10:32:06.871979700</dc:date>
    <meta:editing-duration>PT1H39M5S</meta:editing-duration>
    <meta:editing-cycles>19</meta:editing-cycles>
    <meta:generator>LibreOffice/25.8.3.2$Windows_X86_64 LibreOffice_project/8ca8d55c161d602844f5428fa4b58097424e324e</meta:generator>
    <meta:document-statistic meta:table-count="1" meta:image-count="1" meta:object-count="0" meta:page-count="1" meta:paragraph-count="25" meta:word-count="58" meta:character-count="656" meta:non-whitespace-character-count="500"/>
  </office:meta>
</office:document-meta>
</file>